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Math TeX Gyre" fo:font-size="16pt" fo:language="zxx" fo:country="none" officeooo:rsid="0006948c" officeooo:paragraph-rsid="0006948c" style:font-size-asian="14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DejaVu Math TeX Gyre" fo:font-size="15pt" fo:language="zxx" fo:country="none" officeooo:rsid="0006948c" officeooo:paragraph-rsid="0006948c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Math TeX Gyre" fo:font-size="15pt" fo:language="zxx" fo:country="none" officeooo:rsid="0006948c" officeooo:paragraph-rsid="0006948c" style:font-size-asian="13.1000003814697pt" style:language-asian="zxx" style:country-asian="none" style:font-size-complex="15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DejaVu Math TeX Gyre" fo:font-size="15pt" fo:language="zxx" fo:country="none" officeooo:rsid="00073331" officeooo:paragraph-rsid="00073331" style:font-size-asian="13.1000003814697pt" style:language-asian="zxx" style:country-asian="none" style:font-size-complex="15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color="#81d41a" loext:opacity="100%" style:font-name="DejaVu Math TeX Gyre" fo:font-size="15pt" fo:language="zxx" fo:country="none" officeooo:rsid="00073331" officeooo:paragraph-rsid="00073331" style:font-size-asian="13.1000003814697pt" style:language-asian="zxx" style:country-asian="none" style:font-size-complex="15pt" style:language-complex="zxx" style:country-complex="none"/>
    </style:style>
    <style:style style:name="P6" style:family="paragraph" style:parent-style-name="Standard">
      <style:paragraph-properties fo:text-align="start" style:justify-single-word="false" style:writing-mode="lr-tb"/>
      <style:text-properties fo:color="#81d41a" loext:opacity="100%" style:font-name="DejaVu Math TeX Gyre" fo:font-size="15pt" fo:language="zxx" fo:country="none" officeooo:rsid="0008c42f" officeooo:paragraph-rsid="0008c42f" style:font-size-asian="13.1000003814697pt" style:language-asian="zxx" style:country-asian="none" style:font-size-complex="15pt" style:language-complex="zxx" style:country-complex="none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font-name="DejaVu Math TeX Gyre" fo:font-size="15pt" fo:language="zxx" fo:country="none" officeooo:rsid="0008c42f" officeooo:paragraph-rsid="0008c42f" style:font-size-asian="13.1000003814697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DejaVu Math TeX Gyre" fo:font-size="15pt" fo:language="zxx" fo:country="none" officeooo:rsid="0008c42f" officeooo:paragraph-rsid="0008c42f" style:font-size-asian="13.1000003814697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DejaVu Math TeX Gyre" fo:font-size="16pt" fo:language="zxx" fo:country="none" officeooo:rsid="0006948c" officeooo:paragraph-rsid="0006948c" style:font-size-asian="14pt" style:language-asian="zxx" style:country-asian="none" style:font-size-complex="16pt" style:language-complex="zxx" style:country-complex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81d41a" loext:opacity="100%" style:font-name="DejaVu Math TeX Gyre" fo:font-size="15pt" fo:language="zxx" fo:country="none" officeooo:rsid="0008c42f" officeooo:paragraph-rsid="0008c42f" style:font-size-asian="13.1000003814697pt" style:language-asian="zxx" style:country-asian="none" style:font-size-complex="15pt" style:language-complex="zxx" style:country-complex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81d41a" loext:opacity="100%" style:font-name="DejaVu Math TeX Gyre" fo:font-size="15pt" fo:language="zxx" fo:country="none" officeooo:rsid="000c310c" officeooo:paragraph-rsid="000c310c" style:font-size-asian="13.1000003814697pt" style:language-asian="zxx" style:country-asian="none" style:font-size-complex="15pt" style:language-complex="zxx" style:country-complex="non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73331"/>
    </style:style>
    <style:style style:name="T3" style:family="text">
      <style:text-properties fo:color="#c9211e" loext:opacity="100%" fo:background-color="transparent" loext:char-shading-value="0"/>
    </style:style>
    <style:style style:name="T4" style:family="text">
      <style:text-properties fo:color="#c9211e" loext:opacity="100%" officeooo:rsid="000a3c6d"/>
    </style:style>
    <style:style style:name="T5" style:family="text">
      <style:text-properties officeooo:rsid="00073331"/>
    </style:style>
    <style:style style:name="T6" style:family="text">
      <style:text-properties fo:color="#000000" loext:opacity="100%"/>
    </style:style>
    <style:style style:name="T7" style:family="text">
      <style:text-properties officeooo:rsid="0009318a"/>
    </style:style>
    <style:style style:name="T8" style:family="text">
      <style:text-properties officeooo:rsid="000a3c6d"/>
    </style:style>
    <style:style style:name="T9" style:family="text">
      <style:text-properties officeooo:rsid="000c3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S LINUX GROS NOOB</text:p>
      <text:p text:style-name="P1"/>
      <text:p text:style-name="P3"><text:span text:style-name="T1">date</text:span> <text:span text:style-name="T9">(date.)</text:span></text:p>
      <text:p text:style-name="P3"><text:span text:style-name="T1">type</text:span> <text:span text:style-name="T9">(type.)</text:span></text:p>
      <text:p text:style-name="P2"><text:span text:style-name="T1">chmod</text:span> (modif droits) </text:p>
      <text:p text:style-name="P2"><text:span text:style-name="T1">cat</text:span> (lire fichier <text:span text:style-name="T9">sous forme de text</text:span>) </text:p>
      <text:p text:style-name="P2"><text:span text:style-name="T1">tar</text:span> (archive un fichier) </text:p>
      <text:p text:style-name="P2"><text:span text:style-name="T1">gzip</text:span> (zip un fichier) </text:p>
      <text:p text:style-name="P2"><text:span text:style-name="T1">History</text:span> (Historique des commandes) </text:p>
      <text:p text:style-name="P2"><text:span text:style-name="T1">Sleep</text:span> </text:p>
      <text:p text:style-name="P2"><text:span text:style-name="T1">env</text:span> (<text:span text:style-name="T7">affiche toutes les variables d'</text:span>environnement) </text:p>
      <text:p text:style-name="P2"><text:span text:style-name="T1">echo</text:span> (affiche) <text:span text:style-name="T1">-</text:span><text:span text:style-name="T2">n</text:span><text:span text:style-name="T5"> (</text:span><text:span text:style-name="T7">mettre sur la meme ligne</text:span><text:span text:style-name="T5">)</text:span></text:p>
      <text:p text:style-name="P2"><text:span text:style-name="T1">ps</text:span> (affiche les processus) </text:p>
      <text:p text:style-name="P2"><text:span text:style-name="T1">which -comm</text:span> (donne l'endroit de la commande) </text:p>
      <text:p text:style-name="P2"><text:span text:style-name="T1">kill</text:span> (un processus) </text:p>
      <text:p text:style-name="P2"><text:span text:style-name="T1">WC</text:span>(ça fait chier)</text:p>
      <text:p text:style-name="P2"><text:span text:style-name="T1">tree</text:span> (affiche l'arbo) </text:p>
      <text:p text:style-name="P2"><text:span text:style-name="T1">mkdir -p</text:span> (créé les dossiers+tout ceux qui lui précède) </text:p>
      <text:p text:style-name="P2"><text:span text:style-name="T1">|</text:span> (plusieurs fonctions en une ligne) </text:p>
      <text:p text:style-name="P2"><text:span text:style-name="T1">cut</text:span> (supprimer) <text:span text:style-name="T1">-c</text:span> (sélection) <text:span text:style-name="T1">4-</text:span> (à partir de 4) </text:p>
      <text:p text:style-name="P2"><text:span text:style-name="T1">find</text:span> (recherche d'un fichier) </text:p>
      <text:p text:style-name="P2"><text:span text:style-name="T1">"*..."</text:span> (qui finit par ...) </text:p>
      <text:p text:style-name="P2"><text:span text:style-name="T1">grep</text:span> (recherche un mot dans un fichier)</text:p>
      <text:p text:style-name="P2"><text:span text:style-name="T1">touch</text:span> (creer un fichier .txt)</text:p>
      <text:p text:style-name="P4"><text:span text:style-name="T1">sort</text:span> (tri les lignes d'un txt)</text:p>
      <text:p text:style-name="P4"><text:span text:style-name="T1">uniq</text:span> (<text:span text:style-name="T9">man : </text:span>report or omit repaet lines<text:span text:style-name="T9">(je comprends pas)</text:span>)</text:p>
      <text:p text:style-name="P4"><text:span text:style-name="T1">join</text:span> (pas compris mais elle existe)</text:p>
      <text:p text:style-name="P4"><text:span text:style-name="T1">xxd</text:span> (converti en hexadécimal et inversement) <text:span text:style-name="T1">-r</text:span> (hexa en bin)</text:p>
      <text:p text:style-name="P5"><text:span text:style-name="T1">test</text:span><text:span text:style-name="T6"> (ex : test srt1=str2)</text:span></text:p>
      <text:p text:style-name="P6"><text:span text:style-name="T1">bash [nom_script]</text:span><text:span text:style-name="T6"> (lancer un script)</text:span></text:p>
      <text:p text:style-name="P11"><text:span text:style-name="T1">sudo apt update</text:span><text:span text:style-name="T6"> (met à jour un truc)</text:span></text:p>
      <text:p text:style-name="P7">Dans le script, quelques truc utiles:</text:p>
      <text:p text:style-name="P6"><text:span text:style-name="T6"><text:tab/>- TOUJOURS COMMANCER PAR : "</text:span>#!/bin/bash<text:span text:style-name="T6">"</text:span></text:p>
      <text:p text:style-name="P6"><text:span text:style-name="T6"><text:tab/>- </text:span><text:span text:style-name="T1">if [truc]; then ..... fi</text:span><text:span text:style-name="T6"> (structure d'un test)</text:span></text:p>
      <text:p text:style-name="P7"><text:tab/>- <text:span text:style-name="T1">$(commande)</text:span>(recupère la sortie de la commande)</text:p>
      <text:p text:style-name="P7"><text:tab/>- <text:span text:style-name="T3">exit n</text:span> (renvoie le nombre d'erreur)</text:p>
      <text:p text:style-name="P7"><text:tab/>- <text:span text:style-name="T1">while [...]; do .... done</text:span> (structure d'une boucle) <text:span text:style-name="T4">shift</text:span><text:span text:style-name="T8"> <text:tab/> <text:s text:c="2"/><text:tab/> <text:s/>(passe à l'argument suivant)</text:span></text:p>
      <text:p text:style-name="P7"><text:tab/>- <text:span text:style-name="T1">for var in list ; do ... done</text:span> (la même) <text:span text:style-name="T4">seq</text:span><text:span text:style-name="T8"> (for i in $(seq 1 <text:tab/> <text:s/>1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8:37:16.960038026</meta:creation-date>
    <dc:date>2023-11-30T10:04:19.939916732</dc:date>
    <meta:editing-duration>PT4H41M13S</meta:editing-duration>
    <meta:editing-cycles>6</meta:editing-cycles>
    <meta:generator>LibreOffice/7.6.3.2$Linux_X86_64 LibreOffice_project/29d686fea9f6705b262d369fede658f824154cc0</meta:generator>
    <meta:document-statistic meta:table-count="0" meta:image-count="0" meta:object-count="0" meta:page-count="1" meta:paragraph-count="37" meta:word-count="227" meta:character-count="1351" meta:non-whitespace-character-count="1129"/>
  </office:meta>
</office:document-meta>
</file>